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Franklin Gothic Medium" fo:font-style="normal" style:text-underline-style="none" fo:font-weight="bold" officeooo:paragraph-rsid="00146682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style:font-name="Franklin Gothic Medium" fo:font-style="normal" style:text-underline-style="none" fo:font-weight="bold" officeooo:paragraph-rsid="00146682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line-height="100%" fo:text-align="justify" style:justify-single-word="false"/>
      <style:text-properties style:font-name="Franklin Gothic Medium" fo:font-style="normal" style:text-underline-style="none" fo:font-weight="bold" officeooo:paragraph-rsid="001600d2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Franklin Gothic Medium" fo:font-size="12pt" fo:font-style="normal" style:text-underline-style="none" fo:font-weight="normal" officeooo:paragraph-rsid="0014668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46682" style:font-size-asian="14pt" style:font-size-complex="14pt"/>
    </style:style>
    <style:style style:name="T3" style:family="text">
      <style:text-properties fo:font-size="14pt" style:font-size-asian="14pt" style:font-size-complex="16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46682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600d2" style:font-size-asian="14pt" style:font-weight-asian="normal" style:font-size-complex="14pt" style:font-weight-complex="normal"/>
    </style:style>
    <style:style style:name="T7" style:family="text">
      <style:text-properties fo:font-size="14pt" fo:font-weight="normal" style:font-size-asian="14pt" style:font-weight-asian="normal" style:font-size-complex="16pt" style:font-weight-complex="normal"/>
    </style:style>
    <style:style style:name="T8" style:family="text">
      <style:text-properties officeooo:rsid="00146682"/>
    </style:style>
    <style:style style:name="T9" style:family="text">
      <style:text-properties fo:color="#000000" fo:font-size="18pt" style:font-size-asian="18pt" style:font-size-complex="18pt"/>
    </style:style>
    <style:style style:name="T10" style:family="text">
      <style:text-properties fo:color="#000000" fo:font-size="18pt" officeooo:rsid="00146682" style:font-size-asian="18pt" style:font-size-complex="18pt"/>
    </style:style>
    <style:style style:name="T11" style:family="text">
      <style:text-properties fo:color="#000000" officeooo:rsid="001466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O</text:span><text:span text:style-name="T10">RACIONES UNIVERSALES</text:span></text:p>
      <text:p text:style-name="P4"><text:span text:style-name="T11"/></text:p>
      <text:p text:style-name="P3"><text:span text:style-name="T5">S.<text:tab/>O</text:span><text:span text:style-name="T4">remos hermanos por la Iglesia, extendida por todo el universo;</text:span></text:p>
      <text:p text:style-name="P3"><text:span text:style-name="T4"><text:tab/>para que, impulsada por el Espíritu Santo, lleve el anuncio de la Buena <text:tab/>Noticia a todos los hombres.</text:span></text:p>
      <text:p text:style-name="P2"><text:span text:style-name="T4"/></text:p>
      <text:p text:style-name="P2"><text:span text:style-name="T5">A.<text:tab/>¡</text:span><text:span text:style-name="T4">E</text:span><text:span text:style-name="T5">SCÚCHANOS, OH SEÑOR!</text:span></text:p>
      <text:p text:style-name="P2"><text:span text:style-name="T5"/></text:p>
      <text:p text:style-name="P3"><text:span text:style-name="T5">S.<text:tab/></text:span><text:span text:style-name="T4">Oremos hermanos por todos los pueblos de la tierra y sus gobernantes;</text:span></text:p>
      <text:p text:style-name="P3"><text:span text:style-name="T4"><text:tab/>para que el Espíritu Santo abra los corazones de todos al Evangelio y los guíe <text:tab/>hasta la verdad plena.</text:span></text:p>
      <text:p text:style-name="P2"><text:span text:style-name="T4"/></text:p>
      <text:p text:style-name="P3"><text:span text:style-name="T5">A.<text:tab/>¡</text:span><text:span text:style-name="T4">E</text:span><text:span text:style-name="T5">SCÚCHANOS, OH SEÑOR!</text:span></text:p>
      <text:p text:style-name="P3"><text:span text:style-name="T5"/></text:p>
      <text:p text:style-name="P3"><text:span text:style-name="T6">S.<text:tab/></text:span><text:span text:style-name="T4">Oremos hermanos por todos l</text:span><text:span text:style-name="T7">os pobres de la tierra: enfermos, encarcelados, <text:tab/>abandonados, aquellos que padecen necesidades; </text:span></text:p>
      <text:p text:style-name="P3"><text:span text:style-name="T7"><text:tab/>p</text:span><text:span text:style-name="T4">ara que la venida del Espíritu Santo les consuele y ayude a conocer a Dios.</text:span></text:p>
      <text:p text:style-name="P3"><text:span text:style-name="T4"/></text:p>
      <text:p text:style-name="P3"><text:span text:style-name="T5">A.<text:tab/>¡</text:span><text:span text:style-name="T4">E</text:span><text:span text:style-name="T5">SCÚCHANOS, OH SEÑOR!</text:span></text:p>
      <text:p text:style-name="P3"><text:span text:style-name="T5"/></text:p>
      <text:p text:style-name="P3"><text:span text:style-name="T6">S.<text:tab/></text:span><text:span text:style-name="T4">Oremos hermanos por todos nosotros, aquí reunidos; </text:span></text:p>
      <text:p text:style-name="P3"><text:span text:style-name="T4"><text:tab/>para que, iluminados y fortalecidos por el Espíritu Santo, podamos dar <text:tab/>testimonio de nuestra fe.</text:span></text:p>
      <text:p text:style-name="P3"><text:span text:style-name="T5"/></text:p>
      <text:p text:style-name="P3"><text:span text:style-name="T5">A.<text:tab/>¡</text:span><text:span text:style-name="T4">E</text:span><text:span text:style-name="T5">SCÚCHANOS, OH SEÑOR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N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New Sung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05:31:02</meta:creation-date>
    <dc:date>2013-05-17T06:21:12</dc:date>
    <meta:editing-duration>PT35M10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13" meta:word-count="134" meta:character-count="819" meta:non-whitespace-character-count="688"/>
  </office:meta>
</office:document-meta>
</file>